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Helvetica Neue" svg:font-family="'Helvetica Neue', Helvetica, Roboto, Arial, sans-serif"/>
    <style:font-face style:name="Lohit Devanagari1" svg:font-family="'Lohit Devanagari'"/>
    <style:font-face style:name="NotoSans" svg:font-family="NotoSans"/>
    <style:font-face style:name="Segoe UI" svg:font-family="'Segoe UI', Tahoma, Arial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6.5826in"/>
    </style:style>
    <style:style style:name="Table1.A1" style:family="table-cell">
      <style:table-cell-properties style:vertical-align="middle" fo:background-color="#dfeff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P1" style:family="paragraph" style:parent-style-name="Standard" style:list-style-name="L1">
      <style:text-properties style:font-name="DejaVu Math TeX Gyre" fo:font-size="12pt" officeooo:paragraph-rsid="000038de" style:font-size-asian="12pt" style:font-size-complex="12pt"/>
    </style:style>
    <style:style style:name="P2" style:family="paragraph" style:parent-style-name="Standard">
      <style:text-properties style:font-name="DejaVu Math TeX Gyre" fo:font-size="12pt" officeooo:paragraph-rsid="000038de" style:font-size-asian="12pt" style:font-size-complex="12pt"/>
    </style:style>
    <style:style style:name="P3" style:family="paragraph" style:parent-style-name="Text_20_body" style:list-style-name="L1">
      <style:text-properties fo:font-variant="normal" fo:text-transform="none" fo:color="#222222" style:font-name="DejaVu Math TeX Gyre" fo:font-size="12pt" fo:letter-spacing="normal" fo:font-style="normal" fo:font-weight="normal" officeooo:paragraph-rsid="000038de" style:font-size-asian="12pt" style:font-size-complex="12pt"/>
    </style:style>
    <style:style style:name="P4" style:family="paragraph" style:parent-style-name="Text_20_body">
      <style:text-properties officeooo:paragraph-rsid="0001e188"/>
    </style:style>
    <style:style style:name="P5" style:family="paragraph" style:parent-style-name="Text_20_body" style:list-style-name="L1">
      <style:text-properties style:font-name="DejaVu Math TeX Gyre" fo:font-size="12pt" officeooo:paragraph-rsid="00026325" style:font-size-asian="12pt" style:font-size-complex="12pt"/>
    </style:style>
    <style:style style:name="P6" style:family="paragraph" style:parent-style-name="Text_20_body">
      <style:text-properties style:font-name="DejaVu Math TeX Gyre" fo:font-size="12pt" officeooo:paragraph-rsid="0001e188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71%" fo:orphans="2" fo:widows="2" fo:text-indent="0in" style:auto-text-indent="false" fo:padding="0in" fo:border="none"/>
      <style:text-properties fo:font-variant="normal" fo:text-transform="none" fo:color="#1c3687" style:font-name="apple-system" fo:font-size="13.5pt" fo:letter-spacing="normal" fo:font-style="normal" fo:font-weight="normal" officeooo:paragraph-rsid="0002acf7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1%" fo:orphans="2" fo:widows="2" fo:text-indent="0in" style:auto-text-indent="false" fo:padding="0in" fo:border="none"/>
      <style:text-properties style:font-name="Segoe UI" fo:font-size="10.5pt" officeooo:paragraph-rsid="0002acf7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71%" fo:orphans="2" fo:widows="2" fo:text-indent="0in" style:auto-text-indent="false" fo:padding="0in" fo:border="none"/>
      <style:text-properties style:font-name="DejaVu Math TeX Gyre" fo:font-size="12pt" officeooo:paragraph-rsid="0002acf7" style:font-size-asian="12pt" style:font-size-complex="12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style:line-height-at-least="0.1563in" fo:text-align="center" style:justify-single-word="false" fo:text-indent="0in" style:auto-text-indent="false"/>
      <style:text-properties fo:color="#5499de" style:font-name="inherit" fo:font-size="9pt" fo:font-weight="normal"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style:line-height-at-least="0.1563in" fo:text-align="center" style:justify-single-word="false" fo:text-indent="0in" style:auto-text-indent="false"/>
      <style:text-properties fo:color="#5499de" style:font-name="inherit" fo:font-size="9pt" fo:font-weight="normal" officeooo:paragraph-rsid="0002acf7" loext:padding="0in" loext:border="none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loext:padding="0in" loext:border="none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02acf7" loext:padding="0in" loext:border="none"/>
    </style:style>
    <style:style style:name="P14" style:family="paragraph" style:parent-style-name="Preformatted_20_Text">
      <style:paragraph-properties fo:margin-top="0in" fo:margin-bottom="0in" loext:contextual-spacing="false" fo:orphans="2" fo:widows="2" fo:padding="0.0209in" fo:border="0.06pt solid #888888"/>
      <style:text-properties fo:font-variant="normal" fo:text-transform="none" fo:color="#222222" style:font-name="DejaVu Math TeX Gyre" fo:font-size="12pt" fo:letter-spacing="normal" fo:font-style="normal" fo:font-weight="normal" style:font-size-asian="12pt" style:font-size-complex="12pt"/>
    </style:style>
    <style:style style:name="P15" style:family="paragraph" style:parent-style-name="Preformatted_20_Text">
      <style:paragraph-properties fo:margin-top="0in" fo:margin-bottom="0in" loext:contextual-spacing="false" fo:orphans="2" fo:widows="2" fo:padding="0.0209in" fo:border="0.06pt solid #888888"/>
      <style:text-properties fo:font-variant="normal" fo:text-transform="none" fo:color="#0000ff" style:font-name="DejaVu Math TeX Gyre" fo:font-size="12pt" fo:letter-spacing="normal" fo:font-style="normal" fo:font-weight="normal" style:font-size-asian="12pt" style:font-size-complex="12pt"/>
    </style:style>
    <style:style style:name="P16" style:family="paragraph" style:parent-style-name="Preformatted_20_Text">
      <style:paragraph-properties fo:margin-top="0in" fo:margin-bottom="0in" loext:contextual-spacing="false" fo:orphans="2" fo:widows="2" fo:padding="0.0209in" fo:border="0.06pt solid #888888"/>
      <style:text-properties fo:font-variant="normal" fo:text-transform="none" fo:color="#008000" style:font-name="DejaVu Math TeX Gyre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>
      <style:paragraph-properties fo:margin-top="0in" fo:margin-bottom="0in" loext:contextual-spacing="false" fo:orphans="2" fo:widows="2" fo:padding="0.0209in" fo:border="0.06pt solid #888888"/>
      <style:text-properties style:font-name="DejaVu Math TeX Gyre" fo:font-size="12pt" style:font-size-asian="12pt" style:font-size-complex="12pt"/>
    </style:style>
    <style:style style:name="T1" style:family="text">
      <style:text-properties officeooo:rsid="000038de"/>
    </style:style>
    <style:style style:name="T2" style:family="text">
      <style:text-properties fo:font-variant="normal" fo:text-transform="none" fo:color="#39414a" style:font-name="NotoSans" fo:font-size="10.5pt" fo:letter-spacing="normal" fo:font-style="normal" fo:font-weight="normal"/>
    </style:style>
    <style:style style:name="T3" style:family="text">
      <style:text-properties fo:font-variant="normal" fo:text-transform="none" fo:color="#39414a" style:font-name="NotoSans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9414a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9414a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9414a" style:font-name="Segoe UI" fo:font-size="10.5pt" fo:letter-spacing="normal" fo:font-style="normal" fo:font-weight="normal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9414a" style:font-name="DejaVu Math TeX Gyre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6c3b" style:font-name="NotoSans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6c3b" style:font-name="Helvetica Neue" fo:font-size="12pt" fo:letter-spacing="normal" fo:font-style="normal" fo:font-weight="normal"/>
    </style:style>
    <style:style style:name="T10" style:family="text">
      <style:text-properties fo:font-variant="normal" fo:text-transform="none" fo:color="#006c3b" fo:font-size="10.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6c3b" fo:font-size="12pt" fo:letter-spacing="normal" fo:font-style="normal" fo:font-weight="normal"/>
    </style:style>
    <style:style style:name="T12" style:family="text">
      <style:text-properties fo:font-variant="normal" fo:text-transform="none" fo:color="#006c3b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6c3b" fo:letter-spacing="normal" fo:font-style="normal" fo:font-weight="normal"/>
    </style:style>
    <style:style style:name="T14" style:family="text">
      <style:text-properties fo:font-variant="normal" fo:text-transform="none" fo:color="#222222" style:font-name="Helvetica Neue" fo:font-size="12pt" fo:letter-spacing="normal" fo:font-style="normal" fo:font-weight="normal"/>
    </style:style>
    <style:style style:name="T15" style:family="text">
      <style:text-properties fo:font-variant="normal" fo:text-transform="none" fo:color="#222222" fo:font-size="12pt" fo:letter-spacing="normal" fo:font-style="normal" fo:font-weight="normal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026325"/>
    </style:style>
    <style:style style:name="T18" style:family="text">
      <style:text-properties fo:font-variant="normal" fo:text-transform="none" fo:color="#1c3687" style:font-name="Helvetica Neue" fo:font-size="12pt" fo:letter-spacing="normal" fo:font-style="normal" fo:font-weight="normal"/>
    </style:style>
    <style:style style:name="T19" style:family="text">
      <style:text-properties fo:font-variant="normal" fo:text-transform="none" fo:color="#1c3687" style:font-name="Helvetica Neue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c3687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1c3687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252525" fo:letter-spacing="normal" fo:font-style="normal" fo:font-weight="normal"/>
    </style:style>
    <style:style style:name="T23" style:family="text">
      <style:text-properties fo:font-variant="normal" fo:text-transform="none" fo:color="#252525" style:font-name="Segoe UI" fo:font-size="10.5pt" fo:letter-spacing="normal" fo:font-style="normal" fo:font-weight="normal"/>
    </style:style>
    <style:style style:name="T24" style:family="text">
      <style:text-properties fo:font-variant="normal" fo:text-transform="none" style:font-name="DejaVu Math TeX Gyre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color="#39414a" style:font-name="NotoSans" fo:font-size="10.5pt" fo:font-weight="bold" style:font-weight-asian="bold" style:font-weight-complex="bold"/>
    </style:style>
    <style:style style:name="T26" style:family="text">
      <style:text-properties fo:color="#39414a" fo:font-size="10.5pt" fo:font-weight="bold" style:font-weight-asian="bold" style:font-weight-complex="bold"/>
    </style:style>
    <style:style style:name="T27" style:family="text">
      <style:text-properties fo:color="#39414a" fo:font-weight="bold" style:font-weight-asian="bold" style:font-weight-complex="bold"/>
    </style:style>
    <style:style style:name="T28" style:family="text">
      <style:text-properties fo:color="#39414a" style:font-name="DejaVu Math TeX Gyre" fo:font-size="12pt" fo:font-weight="bold" style:font-weight-asian="bold" style:font-weight-complex="bold"/>
    </style:style>
    <style:style style:name="T29" style:family="text">
      <style:text-properties fo:color="#ce181e" style:font-name="NotoSans" fo:font-size="10.5pt" fo:font-weight="bold" style:font-weight-asian="bold" style:font-weight-complex="bold"/>
    </style:style>
    <style:style style:name="T30" style:family="text">
      <style:text-properties fo:color="#ce181e" style:font-name="DejaVu Math TeX Gyre" fo:font-size="12pt" fo:font-weight="bold" style:font-weight-asian="bold" style:font-weight-complex="bold"/>
    </style:style>
    <style:style style:name="T31" style:family="text">
      <style:text-properties fo:color="#006c3b" style:font-name="NotoSans" fo:font-size="10.5pt" fo:font-weight="bold" style:font-weight-asian="bold" style:font-weight-complex="bold"/>
    </style:style>
    <style:style style:name="T32" style:family="text">
      <style:text-properties fo:color="#006c3b" officeooo:rsid="000038de"/>
    </style:style>
    <style:style style:name="T33" style:family="text">
      <style:text-properties fo:color="#006c3b" fo:font-size="10.5pt" fo:font-weight="bold" style:font-weight-asian="bold" style:font-weight-complex="bold"/>
    </style:style>
    <style:style style:name="T34" style:family="text">
      <style:text-properties fo:color="#006c3b" fo:font-weight="bold" style:font-weight-asian="bold" style:font-weight-complex="bold"/>
    </style:style>
    <style:style style:name="T35" style:family="text">
      <style:text-properties fo:color="#1c3687"/>
    </style:style>
    <style:style style:name="T36" style:family="text">
      <style:text-properties fo:color="#0000ff"/>
    </style:style>
    <style:style style:name="T37" style:family="text">
      <style:text-properties fo:color="#000000"/>
    </style:style>
    <style:style style:name="T38" style:family="text">
      <style:text-properties fo:color="#808080"/>
    </style:style>
    <style:style style:name="T39" style:family="text">
      <style:text-properties fo:color="#ff00ff"/>
    </style:style>
    <style:style style:name="T40" style:family="text">
      <style:text-properties fo:color="#ff0000"/>
    </style:style>
    <style:style style:name="T41" style:family="text">
      <style:text-properties fo:color="#008000"/>
    </style:style>
    <style:style style:name="T42" style:family="text">
      <style:text-properties fo:color="#5499d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43" style:family="text">
      <style:text-properties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44" style:family="text">
      <style:text-properties fo:color="#006fe0"/>
    </style:style>
    <style:style style:name="T45" style:family="text">
      <style:text-properties fo:color="#006fe0" style:font-name="inherit"/>
    </style:style>
    <style:style style:name="T46" style:family="text">
      <style:text-properties fo:color="#800080" style:font-name="inherit"/>
    </style:style>
    <style:style style:name="T47" style:family="text">
      <style:text-properties style:font-name="inherit"/>
    </style:style>
    <style:style style:name="T48" style:family="text">
      <style:text-properties style:font-name="DejaVu Math TeX Gyre" fo:font-size="12pt" fo:font-weight="bold" style:font-weight-asian="bold" style:font-weight-complex="bold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06591663" text:style-name="L1">
        <text:list-item>
          <text:p text:style-name="P1"><text:span text:style-name="T1">In SQL</text:span><text:span text:style-name="T32"> </text:span><text:span text:style-name="T12">NullDate </text:span><text:span text:style-name="T5">is not NULL, but 1900-01-01 00:00:00</text:span></text:p>
        </text:list-item>
      </text:list>
      <text:p text:style-name="P2"><text:span text:style-name="T5"/></text:p>
      <text:list xml:id="list162447076993063" text:continue-numbering="true" text:style-name="L1">
        <text:list-item>
          <text:p text:style-name="P3"><text:span text:style-name="T27">The SQL function COALESCE() is a basic SQL function that can be used to evaluate a list of values and return the </text:span><text:span text:style-name="T34">first non-NULL value</text:span><text:span text:style-name="T27">. </text:span><text:span text:style-name="T35">For example, the following list would return 'A'. (NULL, NULL, 'A', 'B', '1', '2')</text:span></text:p>
        </text:list-item>
        <text:list-item>
          <text:p text:style-name="P5"><text:span text:style-name="T16">The COALESCE function is used as an alternative to the </text:span><text:span text:style-name="T21">ISNULL()</text:span><text:span text:style-name="T16"> function or the CASE statement. The advantage over the ISNULL() function is that ISNULL() only take </text:span><text:span text:style-name="T13">two</text:span><text:span text:style-name="T16"> parameters and COALESCE() can take many parameter</text:span></text:p>
          <text:p text:style-name="P5"><text:line-break/><text:span text:style-name="T5">--Example 1. COALESCE vs. ISNULL Similarities</text:span></text:p>
        </text:list-item>
      </text:list>
      <text:p text:style-name="P14"><text:span text:style-name="T36">SET</text:span><text:span text:style-name="T37"> NOCOUNT </text:span><text:span text:style-name="T36">ON</text:span><text:span text:style-name="T38">;</text:span></text:p>
      <text:p text:style-name="P14"><text:span text:style-name="T36">SELECT</text:span><text:span text:style-name="T37"> </text:span><text:span text:style-name="T39">COALESCE</text:span><text:span text:style-name="T38">(NULL,</text:span><text:span text:style-name="T37">1</text:span><text:span text:style-name="T38">)</text:span><text:span text:style-name="T37"> </text:span><text:span text:style-name="T36">as</text:span><text:span text:style-name="T37"> </text:span><text:span text:style-name="T40">'Result1'</text:span></text:p>
      <text:p text:style-name="P14"><text:span text:style-name="T36">SELECT</text:span><text:span text:style-name="T37"> ISNULL</text:span><text:span text:style-name="T38">(NULL,</text:span><text:span text:style-name="T37">2</text:span><text:span text:style-name="T38">)</text:span><text:span text:style-name="T37"> </text:span><text:span text:style-name="T36">as</text:span><text:span text:style-name="T37"> </text:span><text:span text:style-name="T40">'Result2'</text:span></text:p>
      <text:p text:style-name="P15">GO</text:p>
      <text:p text:style-name="P17"/>
      <text:p text:style-name="P16">--Compare with more than 3 parameters</text:p>
      <text:p text:style-name="P14"><text:span text:style-name="T36">SELECT</text:span><text:span text:style-name="T37"> </text:span><text:span text:style-name="T39">COALESCE</text:span><text:span text:style-name="T38">(NULL,</text:span><text:span text:style-name="T37"> </text:span><text:span text:style-name="T38">NULL,</text:span><text:span text:style-name="T37"> 3</text:span><text:span text:style-name="T38">)</text:span><text:span text:style-name="T37"> </text:span><text:span text:style-name="T36">as</text:span><text:span text:style-name="T37"> </text:span><text:span text:style-name="T40">'Result3'</text:span></text:p>
      <text:p text:style-name="P14"><text:span text:style-name="T36">SELECT</text:span><text:span text:style-name="T37"> ISNULL</text:span><text:span text:style-name="T38">(NULL,</text:span><text:span text:style-name="T37"> ISNULL</text:span><text:span text:style-name="T38">(NULL,</text:span><text:span text:style-name="T37">4</text:span><text:span text:style-name="T38">))</text:span><text:span text:style-name="T37"> </text:span><text:span text:style-name="T36">as</text:span><text:span text:style-name="T37"> </text:span><text:span text:style-name="T40">'Result4'</text:span><text:span text:style-name="T37"> </text:span><text:span text:style-name="T41">--nested ISNULL Functions</text:span></text:p>
      <text:p text:style-name="P6"/>
      <text:p text:style-name="P4"><text:span text:style-name="T7"> </text:span><text:span text:style-name="T6">We can use SQL ISNULL to replace existing NULL values with a specific value.</text:span></text:p>
      <text:p text:style-name="P8"><text:span text:style-name="T22">For example, we want to return Employee salary 10,000 if it is NULL in the Employee table. In the following query, we used SQL ISNULL function to replace the value.</text:span></text:p>
      <text:section text:style-name="Sect1" text:name="urvanov-syntax-highlighter-613dd77ecf402468522822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">1</text:p>
              <text:p text:style-name="P11">2</text:p>
              <text:p text:style-name="P11">3</text:p>
            </table:table-cell>
            <table:table-cell table:style-name="Table1.B1" office:value-type="string">
              <text:section text:style-name="Sect2" text:name="urvanov-syntax-highlighter-613dd77ecf402468522822-1">
                <text:p text:style-name="P13"><text:span text:style-name="T44">  </text:span><text:span text:style-name="T46">SELECT</text:span><text:span text:style-name="T45"> </text:span><text:span text:style-name="T47">Employeeid,</text:span><text:span text:style-name="T45"> </text:span></text:p>
              </text:section>
              <text:section text:style-name="Sect2" text:name="urvanov-syntax-highlighter-613dd77ecf402468522822-2">
                <text:p text:style-name="P13"><text:span text:style-name="T44">     </text:span><text:span text:style-name="T46">ISNULL</text:span><text:span text:style-name="T47">(EmployeeSalary,</text:span><text:span text:style-name="T45"> </text:span><text:span text:style-name="T47">10000)</text:span><text:span text:style-name="T45"> </text:span><text:span text:style-name="T47">EmployeeSalary</text:span></text:p>
              </text:section>
              <text:section text:style-name="Sect2" text:name="urvanov-syntax-highlighter-613dd77ecf402468522822-3">
                <text:p text:style-name="P13"><text:span text:style-name="T44">  </text:span><text:span text:style-name="T46">FROM</text:span><text:span text:style-name="T45"> </text:span><text:span text:style-name="T47">Employee;</text:span></text:p>
              </text:section>
            </table:table-cell>
          </table:table-row>
        </table:table>
      </text:section>
      <text:p text:style-name="P9"><text:span text:style-name="T7"/></text:p>
      <text:p text:style-name="P7"><text:span text:style-name="T30">NULLIF()</text:span><text:span text:style-name="T48"> returns NULL if the two parameters provided are equal; otherwise, the value of the first parameter is returned. </text:span></text:p>
      <text:p text:style-name="P7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Helvetica Neue" svg:font-family="'Helvetica Neue', Helvetica, Roboto, Arial, sans-serif"/>
    <style:font-face style:name="Lohit Devanagari1" svg:font-family="'Lohit Devanagari'"/>
    <style:font-face style:name="NotoSans" svg:font-family="NotoSans"/>
    <style:font-face style:name="Segoe UI" svg:font-family="'Segoe UI', Tahoma, Arial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2T10:41:00.852512678</meta:creation-date>
    <meta:generator>LibreOffice/6.0.7.3$Linux_X86_64 LibreOffice_project/00m0$Build-3</meta:generator>
    <dc:date>2021-09-12T16:24:45.822602146</dc:date>
    <meta:editing-duration>PT8M30S</meta:editing-duration>
    <meta:editing-cycles>2</meta:editing-cycles>
    <meta:document-statistic meta:table-count="1" meta:image-count="0" meta:object-count="0" meta:page-count="1" meta:paragraph-count="20" meta:word-count="201" meta:character-count="1228" meta:non-whitespace-character-count="1041"/>
  </office:meta>
</office:document-meta>
</file>